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752in"/>
    </style:style>
    <style:style style:name="co2" style:family="table-column">
      <style:table-column-properties fo:break-before="auto" style:column-width="0.625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011in"/>
    </style:style>
    <style:style style:name="co5" style:family="table-column">
      <style:table-column-properties fo:break-before="auto" style:column-width="2.1256in"/>
    </style:style>
    <style:style style:name="co6" style:family="table-column">
      <style:table-column-properties fo:break-before="auto" style:column-width="0.9681in"/>
    </style:style>
    <style:style style:name="co7" style:family="table-column">
      <style:table-column-properties fo:break-before="auto" style:column-width="0.5681in"/>
    </style:style>
    <style:style style:name="co8" style:family="table-column">
      <style:table-column-properties fo:break-before="auto" style:column-width="1.2146in"/>
    </style:style>
    <style:style style:name="co9" style:family="table-column">
      <style:table-column-properties fo:break-before="auto" style:column-width="1.3217in"/>
    </style:style>
    <style:style style:name="co10" style:family="table-column">
      <style:table-column-properties fo:break-before="auto" style:column-width="1.9654in"/>
    </style:style>
    <style:style style:name="co11" style:family="table-column">
      <style:table-column-properties fo:break-before="auto" style:column-width="1.2362in"/>
    </style:style>
    <style:style style:name="co12" style:family="table-column">
      <style:table-column-properties fo:break-before="auto" style:column-width="1.1827in"/>
    </style:style>
    <style:style style:name="co13" style:family="table-column">
      <style:table-column-properties fo:break-before="auto" style:column-width="2.6402in"/>
    </style:style>
    <style:style style:name="co14" style:family="table-column">
      <style:table-column-properties fo:break-before="auto" style:column-width="1.7075in"/>
    </style:style>
    <style:style style:name="co15" style:family="table-column">
      <style:table-column-properties fo:break-before="auto" style:column-width="1.3008in"/>
    </style:style>
    <style:style style:name="co16" style:family="table-column">
      <style:table-column-properties fo:break-before="auto" style:column-width="1.0327in"/>
    </style:style>
    <style:style style:name="co17" style:family="table-column">
      <style:table-column-properties fo:break-before="auto" style:column-width="0.861in"/>
    </style:style>
    <style:style style:name="co18" style:family="table-column">
      <style:table-column-properties fo:break-before="auto" style:column-width="1.3543in"/>
    </style:style>
    <style:style style:name="co19" style:family="table-column">
      <style:table-column-properties fo:break-before="auto" style:column-width="1.1075in"/>
    </style:style>
    <style:style style:name="co20" style:family="table-column">
      <style:table-column-properties fo:break-before="auto" style:column-width="1.4075in"/>
    </style:style>
    <style:style style:name="co21" style:family="table-column">
      <style:table-column-properties fo:break-before="auto" style:column-width="1.7291in"/>
    </style:style>
    <style:style style:name="co22" style:family="table-column">
      <style:table-column-properties fo:break-before="auto" style:column-width="0.7217in"/>
    </style:style>
    <style:style style:name="co23" style:family="table-column">
      <style:table-column-properties fo:break-before="auto" style:column-width="8.5126in"/>
    </style:style>
    <style:style style:name="co24" style:family="table-column">
      <style:table-column-properties fo:break-before="auto" style:column-width="1.1291in"/>
    </style:style>
    <style:style style:name="co25" style:family="table-column">
      <style:table-column-properties fo:break-before="auto" style:column-width="1.2681in"/>
    </style:style>
    <style:style style:name="co26" style:family="table-column">
      <style:table-column-properties fo:break-before="auto" style:column-width="0.9783in"/>
    </style:style>
    <style:style style:name="co27" style:family="table-column">
      <style:table-column-properties fo:break-before="auto" style:column-width="1.3646in"/>
    </style:style>
    <style:style style:name="co28" style:family="table-column">
      <style:table-column-properties fo:break-before="auto" style:column-width="1.6756in"/>
    </style:style>
    <style:style style:name="co29" style:family="table-column">
      <style:table-column-properties fo:break-before="auto" style:column-width="1.622in"/>
    </style:style>
    <style:style style:name="co30" style:family="table-column">
      <style:table-column-properties fo:break-before="auto" style:column-width="3.47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1.909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style:text-outline="false" style:text-line-through-style="none" style:text-line-through-type="none" style:font-name="JetBrains Mono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9pt" style:language-asian="none" style:country-asian="none" style:font-style-asian="normal" style:font-weight-asian="normal" style:font-name-complex="JetBrains Mono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text-outline="false" style:text-line-through-style="none" style:text-line-through-type="none" fo:font-size="9pt" fo:language="none" fo:country="none" fo:text-shadow="none" style:text-underline-style="none" style:text-underline-mode="continuous" style:text-overline-mode="continuous" style:text-line-through-mode="continuous" style:font-size-asian="9pt" style:language-asian="none" style:country-asian="none" style:font-size-complex="9pt" style:language-complex="none" style:country-complex="none" style:text-emphasize="none" style:font-relief="none" style:text-overline-style="none" style:text-overline-color="font-color"/>
    </style:style>
    <style:style style:name="ce3" style:family="table-cell" style:parent-style-name="Default">
      <style:text-properties style:text-underline-style="solid" style:text-underline-width="auto" style:text-underline-color="font-color"/>
    </style:style>
    <style:style style:name="ce9" style:family="table-cell" style:parent-style-name="Default">
      <style:table-cell-properties fo:background-color="#bbe33d"/>
    </style:style>
    <style:style style:name="ce5" style:family="table-cell" style:parent-style-name="Default" style:data-style-name="N99"/>
    <style:style style:name="ce11" style:family="table-cell" style:parent-style-name="Default" style:data-style-name="N99">
      <style:table-cell-properties fo:background-color="#bbe33d"/>
    </style:style>
  </office:automatic-styles>
  <office:body>
    <office:spreadsheet>
      <table:calculation-settings table:automatic-find-labels="false" table:use-regular-expressions="false" table:use-wildcards="true"/>
      <table:table table:name="AccountSet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Account_Name</text:p>
          </table:table-cell>
          <table:table-cell office:value-type="string" calcext:value-type="string">
            <text:p>Balance</text:p>
          </table:table-cell>
          <table:table-cell office:value-type="string" calcext:value-type="string">
            <text:p>Min_Balance</text:p>
          </table:table-cell>
          <table:table-cell office:value-type="string" calcext:value-type="string">
            <text:p>Max_Balance</text:p>
          </table:table-cell>
          <table:table-cell office:value-type="string" calcext:value-type="string">
            <text:p>Account_Type</text:p>
          </table:table-cell>
          <table:table-cell office:value-type="string" calcext:value-type="string">
            <text:p>Billing_Start_Date_YYYYMMDD</text:p>
          </table:table-cell>
          <table:table-cell office:value-type="string" calcext:value-type="string">
            <text:p>Interest_Type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Interest_Cadence</text:p>
          </table:table-cell>
          <table:table-cell office:value-type="string" calcext:value-type="string">
            <text:p>Minimum_Payment</text:p>
          </table:table-cell>
          <table:table-cell office:value-type="string" calcext:value-type="string">
            <text:p>Previous_Statement_Balance</text:p>
          </table:table-cell>
          <table:table-cell office:value-type="string" calcext:value-type="string">
            <text:p>Principal_Balance</text:p>
          </table:table-cell>
          <table:table-cell office:value-type="string" calcext:value-type="string">
            <text:p>Accrued_Interest</text:p>
          </table:table-cell>
          <table:table-cell/>
        </table:table-row>
        <table:table-row table:style-name="ro1">
          <table:table-cell office:value-type="string" calcext:value-type="string">
            <text:p>Checking</text:p>
          </table:table-cell>
          <table:table-cell table:formula="of:=2424.62 + 450*4" office:value-type="float" office:value="4224.62" calcext:value-type="float">
            <text:p>4224.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checking</text:p>
          </table:table-cell>
          <table:table-cell table:number-columns-repeated="8"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Credit</text:p>
          </table:table-cell>
          <table:table-cell office:value-type="float" office:value="430.27" calcext:value-type="float">
            <text:p>430.27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credit</text:p>
          </table:table-cell>
          <table:table-cell office:value-type="float" office:value="20230103" calcext:value-type="float">
            <text:p>20230103</text:p>
          </table:table-cell>
          <table:table-cell office:value-type="string" calcext:value-type="string">
            <text:p>Compound</text:p>
          </table:table-cell>
          <table:table-cell office:value-type="float" office:value="0.2824" calcext:value-type="float">
            <text:p>0.2824</text:p>
          </table:table-cell>
          <table:table-cell office:value-type="string" calcext:value-type="string">
            <text:p>monthly</text:p>
          </table:table-cell>
          <table:table-cell office:value-type="float" office:value="40" calcext:value-type="float">
            <text:p>40</text:p>
          </table:table-cell>
          <table:table-cell office:value-type="float" office:value="7351.2" calcext:value-type="float">
            <text:p>7351.2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Loan A</text:p>
          </table:table-cell>
          <table:table-cell office:value-type="float" office:value="4746.18" calcext:value-type="float">
            <text:p>4746.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loan</text:p>
          </table:table-cell>
          <table:table-cell office:value-type="float" office:value="20230903" calcext:value-type="float">
            <text:p>20230903</text:p>
          </table:table-cell>
          <table:table-cell office:value-type="string" calcext:value-type="string">
            <text:p>Simple</text:p>
          </table:table-cell>
          <table:table-cell office:value-type="float" office:value="0.0466" calcext:value-type="float">
            <text:p>0.0466</text:p>
          </table:table-cell>
          <table:table-cell office:value-type="string" calcext:value-type="string">
            <text:p>daily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ne</text:p>
          </table:table-cell>
          <table:table-cell office:value-type="float" office:value="4746.18" calcext:value-type="float">
            <text:p>4746.1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oan B</text:p>
          </table:table-cell>
          <table:table-cell office:value-type="float" office:value="1919.55" calcext:value-type="float">
            <text:p>1919.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loan</text:p>
          </table:table-cell>
          <table:table-cell office:value-type="float" office:value="20230903" calcext:value-type="float">
            <text:p>20230903</text:p>
          </table:table-cell>
          <table:table-cell office:value-type="string" calcext:value-type="string">
            <text:p>Simple</text:p>
          </table:table-cell>
          <table:table-cell office:value-type="float" office:value="0.0429" calcext:value-type="float">
            <text:p>0.0429</text:p>
          </table:table-cell>
          <table:table-cell office:value-type="string" calcext:value-type="string">
            <text:p>daily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ne</text:p>
          </table:table-cell>
          <table:table-cell office:value-type="float" office:value="1919.55" calcext:value-type="float">
            <text:p>1919.5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oan C</text:p>
          </table:table-cell>
          <table:table-cell office:value-type="float" office:value="4726.68" calcext:value-type="float">
            <text:p>4726.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loan</text:p>
          </table:table-cell>
          <table:table-cell office:value-type="float" office:value="20230903" calcext:value-type="float">
            <text:p>20230903</text:p>
          </table:table-cell>
          <table:table-cell office:value-type="string" calcext:value-type="string">
            <text:p>Simple</text:p>
          </table:table-cell>
          <table:table-cell office:value-type="float" office:value="0.0429" calcext:value-type="float">
            <text:p>0.0429</text:p>
          </table:table-cell>
          <table:table-cell office:value-type="string" calcext:value-type="string">
            <text:p>daily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ne</text:p>
          </table:table-cell>
          <table:table-cell office:value-type="float" office:value="4726.68" calcext:value-type="float">
            <text:p>4726.6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oan D</text:p>
          </table:table-cell>
          <table:table-cell office:value-type="float" office:value="1823.31" calcext:value-type="float">
            <text:p>1823.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loan</text:p>
          </table:table-cell>
          <table:table-cell office:value-type="float" office:value="20230903" calcext:value-type="float">
            <text:p>20230903</text:p>
          </table:table-cell>
          <table:table-cell office:value-type="string" calcext:value-type="string">
            <text:p>Simple</text:p>
          </table:table-cell>
          <table:table-cell office:value-type="float" office:value="0.0376" calcext:value-type="float">
            <text:p>0.0376</text:p>
          </table:table-cell>
          <table:table-cell office:value-type="string" calcext:value-type="string">
            <text:p>daily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ne</text:p>
          </table:table-cell>
          <table:table-cell office:value-type="float" office:value="1823.31" calcext:value-type="float">
            <text:p>1823.3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oan E</text:p>
          </table:table-cell>
          <table:table-cell office:value-type="float" office:value="3359.17" calcext:value-type="float">
            <text:p>3359.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loan</text:p>
          </table:table-cell>
          <table:table-cell office:value-type="float" office:value="20230903" calcext:value-type="float">
            <text:p>20230903</text:p>
          </table:table-cell>
          <table:table-cell office:value-type="string" calcext:value-type="string">
            <text:p>Simple</text:p>
          </table:table-cell>
          <table:table-cell office:value-type="float" office:value="0.0376" calcext:value-type="float">
            <text:p>0.0376</text:p>
          </table:table-cell>
          <table:table-cell office:value-type="string" calcext:value-type="string">
            <text:p>daily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ne</text:p>
          </table:table-cell>
          <table:table-cell office:value-type="float" office:value="3359.17" calcext:value-type="float">
            <text:p>3359.1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ax Debt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loan</text:p>
          </table:table-cell>
          <table:table-cell office:value-type="float" office:value="20231015" calcext:value-type="float">
            <text:p>20231015</text:p>
          </table:table-cell>
          <table:table-cell office:value-type="string" calcext:value-type="string">
            <text:p>Simple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dail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table:style-name="ce3"/>
        </table:table-row>
        <table:table-row table:style-name="ro1" table:number-rows-repeated="4">
          <table:table-cell table:number-columns-repeated="14"/>
        </table:table-row>
        <table:table-row table:style-name="ro1">
          <table:table-cell table:number-columns-repeated="4"/>
          <table:table-cell table:style-name="ce1"/>
          <table:table-cell table:number-columns-repeated="9"/>
        </table:table-row>
        <table:table-row table:style-name="ro1" table:number-rows-repeated="7">
          <table:table-cell table:number-columns-repeated="14"/>
        </table:table-row>
        <table:table-row table:style-name="ro2">
          <table:table-cell table:number-columns-repeated="7"/>
          <table:table-cell table:style-name="ce2"/>
          <table:table-cell table:number-columns-repeated="6"/>
        </table:table-row>
      </table:table>
      <table:table table:name="BudgetSet" table:style-name="ta1">
        <table:table-column table:style-name="co3" table:number-columns-repeated="5" table:default-cell-style-name="Default"/>
        <table:table-column table:style-name="co13" table:default-cell-style-name="Default"/>
        <table:table-column table:style-name="co3" table:default-cell-style-name="ce5"/>
        <table:table-column table:style-name="co14" table:default-cell-style-name="ce5"/>
        <table:table-row table:style-name="ro1">
          <table:table-cell office:value-type="string" calcext:value-type="string">
            <text:p>Start_Date</text:p>
          </table:table-cell>
          <table:table-cell office:value-type="string" calcext:value-type="string">
            <text:p>End_Date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Cadenc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Memo</text:p>
          </table:table-cell>
          <table:table-cell table:style-name="Default" office:value-type="string" calcext:value-type="string">
            <text:p>Deferrable</text:p>
          </table:table-cell>
          <table:table-cell table:style-name="Default" office:value-type="string" calcext:value-type="string">
            <text:p>Partial_Payment_Allowed</text:p>
          </table:table-cell>
        </table:table-row>
        <table:table-row table:style-name="ro1">
          <table:table-cell office:value-type="float" office:value="20230328" calcext:value-type="float">
            <text:p>20230328</text:p>
          </table:table-cell>
          <table:table-cell office:value-type="float" office:value="20230530" calcext:value-type="float">
            <text:p>202305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thly</text:p>
          </table:table-cell>
          <table:table-cell office:value-type="float" office:value="1918" calcext:value-type="float">
            <text:p>1918</text:p>
          </table:table-cell>
          <table:table-cell office:value-type="string" calcext:value-type="string">
            <text:p>rent 2034_33rd_thru_May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0230328" calcext:value-type="float">
            <text:p>20230328</text:p>
          </table:table-cell>
          <table:table-cell office:value-type="float" office:value="20230530" calcext:value-type="float">
            <text:p>202305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thl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rnet thru_May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0230328" calcext:value-type="float">
            <text:p>20230328</text:p>
          </table:table-cell>
          <table:table-cell office:value-type="float" office:value="20230630" calcext:value-type="float">
            <text:p>202306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thly</text:p>
          </table:table-cell>
          <table:table-cell office:value-type="float" office:value="1918" calcext:value-type="float">
            <text:p>1918</text:p>
          </table:table-cell>
          <table:table-cell office:value-type="string" calcext:value-type="string">
            <text:p>rent 2034_33rd_thru_June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0230328" calcext:value-type="float">
            <text:p>20230328</text:p>
          </table:table-cell>
          <table:table-cell office:value-type="float" office:value="20230630" calcext:value-type="float">
            <text:p>202306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thl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rnet thru_June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0230328" calcext:value-type="float">
            <text:p>20230328</text:p>
          </table:table-cell>
          <table:table-cell office:value-type="float" office:value="20230731" calcext:value-type="float">
            <text:p>202307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thly</text:p>
          </table:table-cell>
          <table:table-cell office:value-type="float" office:value="1918" calcext:value-type="float">
            <text:p>1918</text:p>
          </table:table-cell>
          <table:table-cell office:value-type="string" calcext:value-type="string">
            <text:p>rent 2034_33rd_thru_July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0230328" calcext:value-type="float">
            <text:p>20230328</text:p>
          </table:table-cell>
          <table:table-cell office:value-type="float" office:value="20230731" calcext:value-type="float">
            <text:p>202307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thl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rnet thru_July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0230328" calcext:value-type="float">
            <text:p>20230328</text:p>
          </table:table-cell>
          <table:table-cell office:value-type="float" office:value="20230830" calcext:value-type="float">
            <text:p>202308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thly</text:p>
          </table:table-cell>
          <table:table-cell office:value-type="float" office:value="1918" calcext:value-type="float">
            <text:p>1918</text:p>
          </table:table-cell>
          <table:table-cell office:value-type="string" calcext:value-type="string">
            <text:p>rent 2034_33rd_thru_Aug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0230328" calcext:value-type="float">
            <text:p>20230328</text:p>
          </table:table-cell>
          <table:table-cell office:value-type="float" office:value="20230830" calcext:value-type="float">
            <text:p>202308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thl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rnet thru_Aug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0230328" calcext:value-type="float">
            <text:p>20230328</text:p>
          </table:table-cell>
          <table:table-cell office:value-type="float" office:value="20230530" calcext:value-type="float">
            <text:p>202305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thly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2034_Utilities_thru_May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0230328" calcext:value-type="float">
            <text:p>20230328</text:p>
          </table:table-cell>
          <table:table-cell office:value-type="float" office:value="20230630" calcext:value-type="float">
            <text:p>202306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thly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2034_Utilities_thru_June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0230328" calcext:value-type="float">
            <text:p>20230328</text:p>
          </table:table-cell>
          <table:table-cell office:value-type="float" office:value="20230731" calcext:value-type="float">
            <text:p>202307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thly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2034_Utilities_thru_July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0230328" calcext:value-type="float">
            <text:p>20230328</text:p>
          </table:table-cell>
          <table:table-cell office:value-type="float" office:value="20230830" calcext:value-type="float">
            <text:p>202308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thly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2034_Utilities_thru_Aug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0230601" calcext:value-type="float">
            <text:p>20230601</text:p>
          </table:table-cell>
          <table:table-cell office:value-type="float" office:value="20231231" calcext:value-type="float">
            <text:p>202312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thly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rent Mom June 1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0230701" calcext:value-type="float">
            <text:p>20230701</text:p>
          </table:table-cell>
          <table:table-cell office:value-type="float" office:value="20231231" calcext:value-type="float">
            <text:p>202312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thly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rent Mom July 1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0230801" calcext:value-type="float">
            <text:p>20230801</text:p>
          </table:table-cell>
          <table:table-cell office:value-type="float" office:value="20231231" calcext:value-type="float">
            <text:p>202312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thly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rent Mom Aug 1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0230901" calcext:value-type="float">
            <text:p>20230901</text:p>
          </table:table-cell>
          <table:table-cell office:value-type="float" office:value="20231231" calcext:value-type="float">
            <text:p>202312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thly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rent Mom Sep 1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0230901" calcext:value-type="float">
            <text:p>20230901</text:p>
          </table:table-cell>
          <table:table-cell office:value-type="float" office:value="20231231" calcext:value-type="float">
            <text:p>202312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thly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rent JP July 1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0230901" calcext:value-type="float">
            <text:p>20230901</text:p>
          </table:table-cell>
          <table:table-cell office:value-type="float" office:value="20231231" calcext:value-type="float">
            <text:p>202312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thly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spotify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0230901" calcext:value-type="float">
            <text:p>20230901</text:p>
          </table:table-cell>
          <table:table-cell office:value-type="float" office:value="20231231" calcext:value-type="float">
            <text:p>202312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thly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rent JP Sep 1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0230328" calcext:value-type="float">
            <text:p>20230328</text:p>
          </table:table-cell>
          <table:table-cell office:value-type="float" office:value="20230601" calcext:value-type="float">
            <text:p>202306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ekly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unemployment income ends june 1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0230328" calcext:value-type="float">
            <text:p>20230328</text:p>
          </table:table-cell>
          <table:table-cell office:value-type="float" office:value="20230701" calcext:value-type="float">
            <text:p>202307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ekly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unemployment income ends july 1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0230628" calcext:value-type="float">
            <text:p>20230628</text:p>
          </table:table-cell>
          <table:table-cell office:value-type="float" office:value="20230928" calcext:value-type="float">
            <text:p>2023092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semiweekly</text:p>
          </table:table-cell>
          <table:table-cell office:value-type="float" office:value="1320" calcext:value-type="float">
            <text:p>1320</text:p>
          </table:table-cell>
          <table:table-cell office:value-type="string" calcext:value-type="string">
            <text:p>EMT income work for 3 months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0230628" calcext:value-type="float">
            <text:p>20230628</text:p>
          </table:table-cell>
          <table:table-cell office:value-type="float" office:value="20231231" calcext:value-type="float">
            <text:p>2023123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semiweekly</text:p>
          </table:table-cell>
          <table:table-cell office:value-type="float" office:value="1320" calcext:value-type="float">
            <text:p>1320</text:p>
          </table:table-cell>
          <table:table-cell office:value-type="string" calcext:value-type="string">
            <text:p>EMT income work for 6 months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0230615" calcext:value-type="float">
            <text:p>20230615</text:p>
          </table:table-cell>
          <table:table-cell office:value-type="float" office:value="20231231" calcext:value-type="float">
            <text:p>202312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miweekly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tech income starts june 15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0230715" calcext:value-type="float">
            <text:p>20230715</text:p>
          </table:table-cell>
          <table:table-cell office:value-type="float" office:value="20231231" calcext:value-type="float">
            <text:p>202312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miweekly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tech income starts july 15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0230915" calcext:value-type="float">
            <text:p>20230915</text:p>
          </table:table-cell>
          <table:table-cell office:value-type="float" office:value="20231231" calcext:value-type="float">
            <text:p>202312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miweekly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tech income starts sep 15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1">
          <table:table-cell table:style-name="ce9" office:value-type="float" office:value="20230328" calcext:value-type="float">
            <text:p>20230328</text:p>
          </table:table-cell>
          <table:table-cell table:style-name="ce9" office:value-type="float" office:value="20231231" calcext:value-type="float">
            <text:p>2023123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daily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string" calcext:value-type="string">
            <text:p>food</text:p>
          </table:table-cell>
          <table:table-cell table:number-columns-repeated="2" table:style-name="ce11" office:value-type="boolean" office:boolean-value="false" calcext:value-type="boolean">
            <text:p>FALSE</text:p>
          </table:table-cell>
        </table:table-row>
        <table:table-row table:style-name="ro1">
          <table:table-cell table:style-name="ce9" office:value-type="float" office:value="20230328" calcext:value-type="float">
            <text:p>20230328</text:p>
          </table:table-cell>
          <table:table-cell table:style-name="ce9" office:value-type="float" office:value="20231231" calcext:value-type="float">
            <text:p>2023123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monthly</text:p>
          </table:table-cell>
          <table:table-cell table:style-name="ce9" office:value-type="float" office:value="89" calcext:value-type="float">
            <text:p>89</text:p>
          </table:table-cell>
          <table:table-cell table:style-name="ce9" office:value-type="string" calcext:value-type="string">
            <text:p>car insurance</text:p>
          </table:table-cell>
          <table:table-cell table:number-columns-repeated="2" table:style-name="ce11" office:value-type="boolean" office:boolean-value="false" calcext:value-type="boolean">
            <text:p>FALSE</text:p>
          </table:table-cell>
        </table:table-row>
        <table:table-row table:style-name="ro1">
          <table:table-cell table:style-name="ce9" office:value-type="float" office:value="20230328" calcext:value-type="float">
            <text:p>20230328</text:p>
          </table:table-cell>
          <table:table-cell table:style-name="ce9" office:value-type="float" office:value="20231231" calcext:value-type="float">
            <text:p>2023123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monthly</text:p>
          </table:table-cell>
          <table:table-cell table:style-name="ce9" office:value-type="float" office:value="163.09" calcext:value-type="float">
            <text:p>163.09</text:p>
          </table:table-cell>
          <table:table-cell table:style-name="ce9" office:value-type="string" calcext:value-type="string">
            <text:p>phone bill</text:p>
          </table:table-cell>
          <table:table-cell table:number-columns-repeated="2" table:style-name="ce11" office:value-type="boolean" office:boolean-value="false" calcext:value-type="boolean">
            <text:p>FALSE</text:p>
          </table:table-cell>
        </table:table-row>
        <table:table-row table:style-name="ro1">
          <table:table-cell table:style-name="ce9" office:value-type="float" office:value="20230328" calcext:value-type="float">
            <text:p>20230328</text:p>
          </table:table-cell>
          <table:table-cell table:style-name="ce9" office:value-type="float" office:value="20231231" calcext:value-type="float">
            <text:p>2023123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monthly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string" calcext:value-type="string">
            <text:p>hulu</text:p>
          </table:table-cell>
          <table:table-cell table:number-columns-repeated="2" table:style-name="ce11" office:value-type="boolean" office:boolean-value="false" calcext:value-type="boolean">
            <text:p>FALSE</text:p>
          </table:table-cell>
        </table:table-row>
        <table:table-row table:style-name="ro1">
          <table:table-cell table:style-name="ce9" office:value-type="float" office:value="20230328" calcext:value-type="float">
            <text:p>20230328</text:p>
          </table:table-cell>
          <table:table-cell table:style-name="ce9" office:value-type="float" office:value="20231231" calcext:value-type="float">
            <text:p>2023123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monthly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string" calcext:value-type="string">
            <text:p>hbo max</text:p>
          </table:table-cell>
          <table:table-cell table:number-columns-repeated="2" table:style-name="ce11" office:value-type="boolean" office:boolean-value="false" calcext:value-type="boolean">
            <text:p>FALSE</text:p>
          </table:table-cell>
        </table:table-row>
        <table:table-row table:style-name="ro1">
          <table:table-cell table:style-name="ce9" office:value-type="float" office:value="20230328" calcext:value-type="float">
            <text:p>20230328</text:p>
          </table:table-cell>
          <table:table-cell table:style-name="ce9" office:value-type="float" office:value="20231231" calcext:value-type="float">
            <text:p>2023123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monthly</text:p>
          </table:table-cell>
          <table:table-cell table:style-name="ce9" office:value-type="float" office:value="33" calcext:value-type="float">
            <text:p>33</text:p>
          </table:table-cell>
          <table:table-cell table:style-name="ce9" office:value-type="string" calcext:value-type="string">
            <text:p>gym</text:p>
          </table:table-cell>
          <table:table-cell table:number-columns-repeated="2" table:style-name="ce11" office:value-type="boolean" office:boolean-value="false" calcext:value-type="boolean">
            <text:p>FALSE</text:p>
          </table:table-cell>
        </table:table-row>
        <table:table-row table:style-name="ro1">
          <table:table-cell table:style-name="ce9" office:value-type="float" office:value="20230328" calcext:value-type="float">
            <text:p>20230328</text:p>
          </table:table-cell>
          <table:table-cell table:style-name="ce9" office:value-type="float" office:value="20231231" calcext:value-type="float">
            <text:p>2023123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monthly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spotify</text:p>
          </table:table-cell>
          <table:table-cell table:number-columns-repeated="2" table:style-name="ce11" office:value-type="boolean" office:boolean-value="false" calcext:value-type="boolean">
            <text:p>FALSE</text:p>
          </table:table-cell>
        </table:table-row>
        <table:table-row table:style-name="ro1">
          <table:table-cell table:style-name="ce9" office:value-type="float" office:value="20230328" calcext:value-type="float">
            <text:p>20230328</text:p>
          </table:table-cell>
          <table:table-cell table:style-name="ce9" office:value-type="float" office:value="20231231" calcext:value-type="float">
            <text:p>2023123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monthly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string" calcext:value-type="string">
            <text:p>gas and bus</text:p>
          </table:table-cell>
          <table:table-cell table:number-columns-repeated="2" table:style-name="ce11" office:value-type="boolean" office:boolean-value="false" calcext:value-type="boolean">
            <text:p>FALSE</text:p>
          </table:table-cell>
        </table:table-row>
        <table:table-row table:style-name="ro1">
          <table:table-cell table:style-name="ce9" office:value-type="float" office:value="20230328" calcext:value-type="float">
            <text:p>20230328</text:p>
          </table:table-cell>
          <table:table-cell table:style-name="ce9" office:value-type="float" office:value="20231231" calcext:value-type="float">
            <text:p>2023123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monthly</text:p>
          </table:table-cell>
          <table:table-cell table:style-name="ce9" office:value-type="float" office:value="175.5" calcext:value-type="float">
            <text:p>175.5</text:p>
          </table:table-cell>
          <table:table-cell table:style-name="ce9" office:value-type="string" calcext:value-type="string">
            <text:p>health insurance</text:p>
          </table:table-cell>
          <table:table-cell table:number-columns-repeated="2" table:style-name="ce11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0230601" calcext:value-type="float">
            <text:p>20230601</text:p>
          </table:table-cell>
          <table:table-cell office:value-type="float" office:value="20231231" calcext:value-type="float">
            <text:p>202312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thly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cyclical billing total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float" office:value="20230428" calcext:value-type="float">
            <text:p>202304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ce</text:p>
          </table:table-cell>
          <table:table-cell office:value-type="float" office:value="2900" calcext:value-type="float">
            <text:p>2900</text:p>
          </table:table-cell>
          <table:table-cell office:value-type="string" calcext:value-type="string">
            <text:p>EMT class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</table:table>
      <table:table table:name="MemoRuleSet" table:style-name="ta1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Memo_Regex</text:p>
          </table:table-cell>
          <table:table-cell office:value-type="string" calcext:value-type="string">
            <text:p>Account_From</text:p>
          </table:table-cell>
          <table:table-cell office:value-type="string" calcext:value-type="string">
            <text:p>Account_To</text:p>
          </table:table-cell>
          <table:table-cell office:value-type="string" calcext:value-type="string">
            <text:p>Transaction_Prior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*income.*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hecking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net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one bill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 insurance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alth insurance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s and bus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otify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ym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bo max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lu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*rent.*</text:p>
          </table:table-cell>
          <table:table-cell office:value-type="string" calcext:value-type="string">
            <text:p>Checking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*utilities.*</text:p>
          </table:table-cell>
          <table:table-cell office:value-type="string" calcext:value-type="string">
            <text:p>Checking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*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*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None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*cyclical billing total.*</text:p>
          </table:table-cell>
          <table:table-cell office:value-type="string" calcext:value-type="string">
            <text:p>Checking</text:p>
          </table:table-cell>
          <table:table-cell office:value-type="string" calcext:value-type="string">
            <text:p>Credit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*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None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*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*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None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MT class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2"/>
        </table:table-row>
      </table:table>
      <table:table table:name="ChooseOneSet" table:style-name="ta1"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row table:style-name="ro1">
          <table:table-cell office:value-type="string" calcext:value-type="string">
            <text:p>Scenario_Name</text:p>
          </table:table-cell>
          <table:table-cell office:value-type="string" calcext:value-type="string">
            <text:p>Choose_One_Set_Id</text:p>
          </table:table-cell>
          <table:table-cell office:value-type="string" calcext:value-type="string">
            <text:p>Option_Name</text:p>
          </table:table-cell>
          <table:table-cell office:value-type="string" calcext:value-type="string">
            <text:p>Option_Id</text:p>
          </table:table-cell>
          <table:table-cell office:value-type="string" calcext:value-type="string">
            <text:p>Memo_Regex_List</text:p>
          </table:table-cell>
        </table:table-row>
        <table:table-row table:style-name="ro1">
          <table:table-cell office:value-type="string" calcext:value-type="string">
            <text:p>Base Ca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re S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od;car insurance;phone bill;hulu;hbo max;gym;spotify;gas and bus;health insurance;cyclical billing total;EMT class</text:p>
          </table:table-cell>
        </table:table-row>
        <table:table-row table:style-name="ro1">
          <table:table-cell office:value-type="string" calcext:value-type="string">
            <text:p>Employ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MT Job July 1 3 Month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employment income ends july 1;EMT income work for 3 months;tech income starts sep 15</text:p>
          </table:table-cell>
        </table:table-row>
        <table:table-row table:style-name="ro1">
          <table:table-cell office:value-type="string" calcext:value-type="string">
            <text:p>Employ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MT Job July 1 6 Month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employment income ends july 1;EMT income work for 6 months</text:p>
          </table:table-cell>
        </table:table-row>
        <table:table-row table:style-name="ro1">
          <table:table-cell office:value-type="string" calcext:value-type="string">
            <text:p>Hous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m June 1 Pay 8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nt 2034_33rd_thru_May;internet thru_May;2034_utilities_thru_May;rent Mom June 1</text:p>
          </table:table-cell>
        </table:table-row>
        <table:table-row table:style-name="ro1">
          <table:table-cell office:value-type="string" calcext:value-type="string">
            <text:p>Hous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m July 1 Pay 8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t 2034_33rd_thru_June;internet thru_June;2034_utilities_thru_June;rent Mom July 1</text:p>
          </table:table-cell>
        </table:table-row>
        <table:table-row table:style-name="ro1">
          <table:table-cell office:value-type="string" calcext:value-type="string">
            <text:p>Hous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m Aug 1 Pay 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nt 2034_33rd_thru_June;internet thru_July;2034_utilities_thru_July;rent Mom Aug 1</text:p>
          </table:table-cell>
        </table:table-row>
        <table:table-row table:style-name="ro1">
          <table:table-cell office:value-type="string" calcext:value-type="string">
            <text:p>Hous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m Sep 1 Pay 8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nt 2034_33rd_thru_June;internet thru_Aug;2034_utilities_thru_Aug;rent Mom Sep 1</text:p>
          </table:table-cell>
        </table:table-row>
      </table:table>
      <table:table table:name="AccountMilestones" table:style-name="ta1">
        <table:table-column table:style-name="co24" table:default-cell-style-name="Default"/>
        <table:table-column table:style-name="co25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Milestone_Name</text:p>
          </table:table-cell>
          <table:table-cell office:value-type="string" calcext:value-type="string">
            <text:p>Account_Name</text:p>
          </table:table-cell>
          <table:table-cell office:value-type="string" calcext:value-type="string">
            <text:p>Min_Balance</text:p>
          </table:table-cell>
          <table:table-cell office:value-type="string" calcext:value-type="string">
            <text:p>Max_Balance</text:p>
          </table:table-cell>
        </table:table-row>
        <table:table-row table:style-name="ro1">
          <table:table-cell office:value-type="string" calcext:value-type="string">
            <text:p>Checking_2000</text:p>
          </table:table-cell>
          <table:table-cell office:value-type="string" calcext:value-type="string">
            <text:p>Checking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string" calcext:value-type="string">
            <text:p>Checking_1000</text:p>
          </table:table-cell>
          <table:table-cell office:value-type="string" calcext:value-type="string">
            <text:p>Checking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string" calcext:value-type="string">
            <text:p>Credit_10k</text:p>
          </table:table-cell>
          <table:table-cell office:value-type="string" calcext:value-type="string">
            <text:p>Credit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Inf</text:p>
          </table:table-cell>
        </table:table-row>
      </table:table>
      <table:table table:name="MemoMilestones" table:style-name="ta1">
        <table:table-column table:style-name="co24" table:default-cell-style-name="Default"/>
        <table:table-column table:style-name="co26" table:default-cell-style-name="Default"/>
        <table:table-row table:style-name="ro1">
          <table:table-cell office:value-type="string" calcext:value-type="string">
            <text:p>Milestone_Name</text:p>
          </table:table-cell>
          <table:table-cell office:value-type="string" calcext:value-type="string">
            <text:p>Memo_Regex</text:p>
          </table:table-cell>
        </table:table-row>
        <table:table-row table:style-name="ro1">
          <table:table-cell table:number-columns-repeated="2" office:value-type="string" calcext:value-type="string">
            <text:p>EMT class</text:p>
          </table:table-cell>
        </table:table-row>
      </table:table>
      <table:table table:name="CompositeMilestones" table:style-name="ta1">
        <table:table-column table:style-name="co27" table:default-cell-style-name="Default"/>
        <table:table-column table:style-name="co3" table:number-columns-repeated="5" table:default-cell-style-name="Default"/>
        <table:table-row table:style-name="ro1">
          <table:table-cell office:value-type="string" calcext:value-type="string">
            <text:p>Milestone_Name</text:p>
          </table:table-cell>
          <table:table-cell office:value-type="string" calcext:value-type="string">
            <text:p>Milestone1</text:p>
          </table:table-cell>
          <table:table-cell office:value-type="string" calcext:value-type="string">
            <text:p>Milestone2</text:p>
          </table:table-cell>
          <table:table-cell office:value-type="string" calcext:value-type="string">
            <text:p>Milestone3</text:p>
          </table:table-cell>
          <table:table-cell office:value-type="string" calcext:value-type="string">
            <text:p>Milestone4</text:p>
          </table:table-cell>
          <table:table-cell office:value-type="string" calcext:value-type="string">
            <text:p>Milestone5</text:p>
          </table:table-cell>
        </table:table-row>
        <table:table-row table:style-name="ro1">
          <table:table-cell office:value-type="string" calcext:value-type="string">
            <text:p>EMT and 10k Credit</text:p>
          </table:table-cell>
          <table:table-cell office:value-type="string" calcext:value-type="string">
            <text:p>EMT class</text:p>
          </table:table-cell>
          <table:table-cell office:value-type="string" calcext:value-type="string">
            <text:p>Credit_10k</text:p>
          </table:table-cell>
          <table:table-cell table:number-columns-repeated="3"/>
        </table:table-row>
      </table:table>
      <table:table table:name="config" table:style-name="ta1"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row table:style-name="ro1">
          <table:table-cell office:value-type="string" calcext:value-type="string">
            <text:p>Start_Date_YYYYMMDD</text:p>
          </table:table-cell>
          <table:table-cell office:value-type="string" calcext:value-type="string">
            <text:p>End_Date_YYYYMMDD</text:p>
          </table:table-cell>
          <table:table-cell office:value-type="string" calcext:value-type="string">
            <text:p>Output_Directory</text:p>
          </table:table-cell>
        </table:table-row>
        <table:table-row table:style-name="ro1">
          <table:table-cell office:value-type="float" office:value="20230407" calcext:value-type="float">
            <text:p>20230407</text:p>
          </table:table-cell>
          <table:table-cell office:value-type="float" office:value="20231231" calcext:value-type="float">
            <text:p>20231231</text:p>
          </table:table-cell>
          <table:table-cell office:value-type="string" calcext:value-type="string">
            <text:p><text:a xlink:href="../../../../../Users" xlink:type="simple">C:/Users</text:a>/HumeD/PycharmProjects/expense_forecast/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28T19:02:08.643000000</meta:creation-date>
    <meta:generator>LibreOffice/7.4.1.2$Windows_X86_64 LibreOffice_project/3c58a8f3a960df8bc8fd77b461821e42c061c5f0</meta:generator>
    <dc:date>2023-04-18T20:31:51.069000000</dc:date>
    <meta:editing-duration>P6DT21H33M11S</meta:editing-duration>
    <meta:editing-cycles>20</meta:editing-cycles>
    <meta:document-statistic meta:table-count="8" meta:cell-count="580" meta:object-count="0"/>
  </office:meta>
</office:document-meta>
</file>